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나눔고딕" svg:font-family="나눔고딕" style:font-family-generic="system" style:font-pitch="variable"/>
    <style:font-face style:name="맑은 고딕" svg:font-family="맑은 고딕" style:font-family-generic="modern" style:font-pitch="variable" svg:panose-1="2 11 5 3 2 0 0 2 0 4"/>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Mangal" svg:font-family="Mangal" style:font-family-generic="roman" style:font-pitch="variable" svg:panose-1="0 0 4 0 0 0 0 0 0 0"/>
  </office:font-face-decls>
  <office:automatic-styles>
    <style:style style:name="P1" style:parent-style-name="표준" style:master-page-name="MP0" style:family="paragraph">
      <style:paragraph-properties fo:break-before="page" style:line-break="strict" style:text-autospace="ideograph-alpha"/>
    </style:style>
    <style:style style:name="P2" style:parent-style-name="표준" style:family="paragraph">
      <style:paragraph-properties style:line-break="strict" style:text-autospace="ideograph-alpha"/>
    </style:style>
    <style:style style:name="P3" style:parent-style-name="표준" style:family="paragraph">
      <style:paragraph-properties style:line-break="strict" style:text-autospace="ideograph-alpha"/>
    </style:style>
    <style:style style:name="P4" style:parent-style-name="표준" style:family="paragraph">
      <style:paragraph-properties style:line-break="strict" style:text-autospace="ideograph-alpha"/>
    </style:style>
    <style:style style:name="P5" style:parent-style-name="표준" style:family="paragraph">
      <style:paragraph-properties style:line-break="strict" style:text-autospace="ideograph-alpha"/>
    </style:style>
    <style:style style:name="P6" style:parent-style-name="표준" style:family="paragraph">
      <style:paragraph-properties style:line-break="strict" style:text-autospace="ideograph-alpha"/>
      <style:text-properties style:font-name="Liberation Mono" style:font-name-asian="나눔고딕" style:font-name-complex="Liberation Mono" fo:font-size="10pt" style:font-size-asian="10pt" style:font-size-complex="10pt"/>
    </style:style>
    <style:style style:name="P7" style:parent-style-name="PreformattedText" style:family="paragraph">
      <style:text-properties style:font-name-asian="맑은 고딕"/>
    </style:style>
    <style:style style:name="P8" style:parent-style-name="PreformattedText" style:family="paragraph">
      <style:text-properties style:font-name-asian="맑은 고딕"/>
    </style:style>
    <style:style style:name="P9" style:parent-style-name="PreformattedText" style:family="paragraph">
      <style:text-properties style:font-name-asian="맑은 고딕"/>
    </style:style>
    <style:style style:name="P10" style:parent-style-name="PreformattedText" style:family="paragraph">
      <style:text-properties style:font-name-asian="맑은 고딕"/>
    </style:style>
    <style:style style:name="P11" style:parent-style-name="PreformattedText" style:family="paragraph">
      <style:text-properties style:font-name-asian="맑은 고딕"/>
    </style:style>
    <style:style style:name="P12" style:parent-style-name="PreformattedText" style:family="paragraph">
      <style:text-properties style:font-name-asian="맑은 고딕"/>
    </style:style>
    <style:style style:name="P13" style:parent-style-name="PreformattedText" style:family="paragraph">
      <style:paragraph-properties fo:text-indent="0.2916in"/>
      <style:text-properties style:font-name-asian="맑은 고딕"/>
    </style:style>
    <style:style style:name="P14" style:parent-style-name="PreformattedText" style:family="paragraph">
      <style:text-properties style:font-name-asian="맑은 고딕"/>
    </style:style>
    <style:style style:name="P15" style:parent-style-name="PreformattedText" style:family="paragraph">
      <style:text-properties style:font-name-asian="맑은 고딕"/>
    </style:style>
    <style:style style:name="P16" style:parent-style-name="PreformattedText" style:family="paragraph">
      <style:text-properties style:font-name-asian="맑은 고딕"/>
    </style:style>
    <style:style style:name="P17" style:parent-style-name="PreformattedText" style:family="paragraph">
      <style:text-properties style:font-name-asian="맑은 고딕"/>
    </style:style>
    <style:style style:name="P18" style:parent-style-name="PreformattedText" style:family="paragraph">
      <style:text-properties style:font-name-asian="맑은 고딕"/>
    </style:style>
    <style:style style:name="P19" style:parent-style-name="PreformattedText" style:family="paragraph">
      <style:text-properties style:font-name-asian="맑은 고딕"/>
    </style:style>
    <style:style style:name="P20" style:parent-style-name="PreformattedText" style:family="paragraph">
      <style:text-properties style:font-name-asian="맑은 고딕"/>
    </style:style>
    <style:style style:name="P21" style:parent-style-name="PreformattedText" style:family="paragraph">
      <style:text-properties style:font-name-asian="맑은 고딕"/>
    </style:style>
    <style:style style:name="P22" style:parent-style-name="PreformattedText" style:family="paragraph">
      <style:text-properties style:font-name-asian="맑은 고딕"/>
    </style:style>
    <style:style style:name="P23" style:parent-style-name="PreformattedText" style:family="paragraph">
      <style:text-properties style:font-name-asian="맑은 고딕"/>
    </style:style>
    <style:style style:name="P24" style:parent-style-name="PreformattedText" style:family="paragraph">
      <style:paragraph-properties fo:break-before="page"/>
    </style:style>
  </office:automatic-styles>
  <office:body>
    <office:text text:use-soft-page-breaks="true">
      <text:p text:style-name="P1">[Obsolete]</text:p>
      <text:p text:style-name="P2">{1-</text:p>
      <text:p text:style-name="P3">[1] Skip the grid and make button for tile instantiation.</text:p>
      <text:p text:style-name="P4"/>
      <text:p text:style-name="P5">[2] Consider making grid because it is of importance.<text:s/></text:p>
      <text:p text:style-name="P6"/>
      <text:p text:style-name="PreformattedText">1. First things first, hexagon tiles should be easily instantiated through hexagon tile map.</text:p>
      <text:p text:style-name="PreformattedText"/>
      <text:p text:style-name="PreformattedText">2. Then<text:s/>hexagon tile map should be saved as 2d array and accessed easily by game manager.</text:p>
      <text:p text:style-name="PreformattedText"><text:tab/>- This is actually the hardest way to do so far. Instantiating, I mean setting levels is not really hard since it is almost hard coding. However when you have to detect every tiles and save those tiles and their data into ordered from is more trickier than my initial thought.</text:p>
      <text:p text:style-name="PreformattedText"><text:tab/>- There are several ways to do,</text:p>
      <text:p text:style-name="PreformattedText"><text:tab/>: First is to set every tiles under one gameobject file named as level tiles. Therefore detector will find only gameobjects under level tiles and register tiles into temporary arrays for current level. Or as editor level detector class can organize information on editor and save it as static const for the scene.</text:p>
      <text:p text:style-name="PreformattedText"><text:tab/>: Second is to find every gameobject which has specific tags and assign index by their position. Then maybe I need to find some formula under relations with index and vector3 position.</text:p>
      <text:p text:style-name="PreformattedText"><text:tab/>: Maybe I can bind first and second methods.</text:p>
      <text:p text:style-name="PreformattedText"><text:tab/>- There are also some other problems that I have to handle. Something like mistakes<text:s/>from hard coded objects. What if level designer assigned multiple tiles in same vector position or set several tiles with their boundaries intersected. Then should detector have to search and organize again to sort those out? For haste conclusion, I personally think designer should think less than programmer that they can purely concentrate on their impression and ideas. To make matters short, I find detector being able to make things right by itself is better than let developers to do things by their own.</text:p>
      <text:p text:style-name="PreformattedText"/>
      <text:p text:style-name="PreformattedText"><text:tab/>- Okay, looks like I have to make hexagon tile detector class to find gameobjects under levelTiles’s child objects and find if level designer missed or failed to do something and set every tile’s information into level manager’s tile data class or array(Which is array of tiledata class).</text:p>
      <text:p text:style-name="PreformattedText"/>
      <text:p text:style-name="PreformattedText">3. Make a sample character and move character according to player input such as click or drag.</text:p>
      <text:p text:style-name="P7"/>
      <text:p text:style-name="P8">-1}</text:p>
      <text:p text:style-name="P9"/>
      <text:p text:style-name="P10">New MileStone</text:p>
      <text:p text:style-name="P11"/>
      <text:p text:style-name="P12">[1] Make hextile compatible with prefabs or scriptableObjects. Later is better in my opinion<text:s/></text:p>
      <text:p text:style-name="P13">–<text:s/>[done 2019-03-27] -</text:p>
      <text:p text:style-name="P14"/>
      <text:p text:style-name="P15">[1.5] Made sure that assigning scriptableobjects works fine with onvalidate’s auto material assignment, but not sure if it does well with hextileStructure.</text:p>
      <text:p text:style-name="P16"/>
      <text:p text:style-name="P17">[2] Make hexTile distinctive better than now.<text:s/>–<text:s/>Maybe Later</text:p>
      <text:p text:style-name="P18"/>
      <text:p text:style-name="P19">[3] Export data array to some manager</text:p>
      <text:p text:style-name="P20"/>
      <text:p text:style-name="P21">[4] Set any object on the hextile and check if player can move character with mouse click</text:p>
      <text:p text:style-name="P22"/>
      <text:p text:style-name="P23">[5] Check if manager can show player the range of possible<text:s/>movement area.</text:p>
      <text:soft-page-break/>
      <text:p text:style-name="P24">Tile map system</text:p>
      <text:p text:style-name="PreformattedText"/>
      <text:p text:style-name="PreformattedText">Default is axial type hexagon. Map is composed of rectangular type which means 0,0,0 point is top left corner. Tile index which is out of boundary should be checked before accessing array to avoid null reference exception.<text:s/>Tile that player cannot access is defined after tile manager get the data and check the validity of tile.</text:p>
      <text:p text:style-name="PreformattedText"/>
      <text:p text:style-name="PreformattedText">YOU know what? FUCK DISNE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나눔고딕" svg:font-family="나눔고딕" style:font-family-generic="system" style:font-pitch="variable"/>
    <style:font-face style:name="맑은 고딕" svg:font-family="맑은 고딕" style:font-family-generic="modern" style:font-pitch="variable" svg:panose-1="2 11 5 3 2 0 0 2 0 4"/>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Mangal" svg:font-family="Mangal" style:font-family-generic="roman" style:font-pitch="variable" svg:panose-1="0 0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나눔고딕" style:font-name-asian="맑은 고딕"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ko" style:country-asian="KR" style:language-complex="hi" style:country-complex="IN" style:text-combine="none" fo:hyphenate="true"/>
    </style:default-style>
    <style:style style:name="표준" style:display-name="표준" style:family="paragraph">
      <style:paragraph-properties style:line-break="normal" style:text-autospace="none"/>
      <style:text-properties fo:hyphenate="false"/>
    </style:style>
    <style:style style:name="기본단락글꼴" style:display-name="기본 단락 글꼴" style:family="text"/>
    <style:style style:name="Standard" style:display-name="Standard" style:family="paragraph">
      <style:text-properties fo:hyphenate="false"/>
    </style:style>
    <style:style style:name="제목" style:display-name="제목" style:family="paragraph" style:parent-style-name="Standard" style:next-style-name="Textbody">
      <style:paragraph-properties fo:keep-with-next="always" fo:margin-top="0.1666in" fo:margin-bottom="0.0833in"/>
      <style:text-properties style:font-name="Liberation Sans" style:font-name-asian="나눔고딕"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목록" style:display-name="목록" style:family="paragraph" style:parent-style-name="Textbody">
      <style:text-properties fo:hyphenate="false"/>
    </style:style>
    <style:style style:name="캡션" style:display-name="캡션"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나눔고딕" style:font-name-complex="Liberation Mono" fo:font-size="10pt" style:font-size-asian="10pt" style:font-size-complex="10pt" fo:hyphenate="false"/>
    </style:style>
    <style:style style:name="목록단락" style:display-name="목록 단락" style:family="paragraph" style:parent-style-name="표준">
      <style:paragraph-properties fo:margin-left="0.555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krid</dc:creator>
    <meta:creation-date>2019-03-25T11:02:00Z</meta:creation-date>
    <dc:date>2019-03-27T14:00:00Z</dc:date>
    <meta:template xlink:href="Normal.dotm" xlink:type="simple"/>
    <meta:editing-cycles>17</meta:editing-cycles>
    <meta:editing-duration>PT3180S</meta:editing-duration>
    <meta:document-statistic meta:page-count="2" meta:paragraph-count="6" meta:word-count="461" meta:character-count="3084" meta:row-count="21" meta:non-whitespace-character-count="2629"/>
  </office:meta>
</office:document-meta>
</file>